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GraphicsDevice.AFPGraphicsDevice( AFPGraphicsConfiguration g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Device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Devic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Device.getI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Device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